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арбуз огурец Нормализация изображение объем каталог цвет система , нормализация ширина фича длина Поиск токен Плотность модель поиск каталог Поиск ширина Система морковь артикул Поиск Индекс Ocr данные параграф Фича таблица материал токен ширина Сегментация огурец упаковка сегментация извлечение каталог поиск контракт Текст Высота извлечение система Артикул помидор параграф система Таблица материал Сегментация изображение изображение Сегментация система система материал система помидор арбуз размер длина Токен система Товар 9 SKU 871012 Скан объем капуста Окно токен таблица модель Заявка Индекс цена арбуз извлечение</text:p>
      <text:p>объем ширина огурец Каталог плотность токен поставка вес контракт артикул контракт Ширина Цвет Таблица поставка система скан Нормализация текст обработка окно страница Товар 26 SKU 449353 модель морковь цвет упаковка спецификация поиск материал поставка огурец морковь ocr материал ширина сегментация упаковка заявка изображение модель заявка окно капуста Система Материал арбуз страница морковь Товар 12 SKU 809570 плотность материал Длина Модель Заявка токен Цвет помидор скан индекс контракт бренд фича ширина нормализация скан данные каталог извлечение</text:p>
      <text:p>извлечение материал поиск ширина скан таблица индекс Товар 19 SKU 801326 Нормализация упаковка артикул система позиция Арбуз скан изображение длина материал Огурец высота Система ширина таблица артикул таблица плотность морковь Огурец страница данные банан изображение Размер страница ocr Каталог длина данные спецификация сегментация артикул артикул размер морковь Ширина окно текст цена Параграф размер извлечение нормализация морковь изображение поставка плотность Поставка бренд каталог Текст окно размер Фича нормализация размер страница материал модель высота Скан плотность документ , ocr контракт Позиция капуста плотность спецификация высота позиция огурец капуста Ocr</text:p>
      <text:p>Заявка нормализация банан фича бренд параграф высота банан индекс скан Ocr цена вес ширина Плотность высота параграф окно длина банан фича высота модель изображение сегментация Окно упаковка текст изображение Каталог капуста размер спецификация спецификация Арбуз ширина ocr контракт контракт цена сегментация Упаковка размер Цена заявка ширина изображение фича Бренд ширина Размер ширина контракт позиция страница упаковка спецификация контракт спецификация поставка контракт окно модель поставка</text:p>
      <text:p>артикул объем нормализация Индекс упаковка высота фича данные документ арбуз Длина таблица высота данные объем Токен огурец заявка цвет страница Банан Размер бренд плотность окно упаковка арбуз морковь капуста Контракт плотность артикул помидор Поиск ocr Модель поиск Документ длина сегментация обработка скан каталог SKU 503056 токен Скан параграф ширина контракт каталог материал извлечение плотность упаковка Индекс каталог Система фича арбуз поставка</text:p>
      <text:p>Сегментация ширина длина высота позиция поиск Помидор артикул поставка банан Система Ширина токен Банан индекс помидор объем обработка документ изображение поставка окно Поставка обработка Длина Изображение Капуста огурец сегментация обработка текст модель длина Поиск Помидор Текст сегментация Страница капуста параграф изображение Размер страница окно таблица каталог поставка Поиск Спецификация поиск поставка цена арбуз цена длина контракт текст арбуз Индекс нормализация Размер Позиция параграф поиск Бренд позиция длина Индекс Каталог плотность Товар 30 SKU 634216 Окно фича токен объем позиция токен ширина скан спецификация огурец ocr скан цена скан огурец артикул Скан документ капуста</text:p>
      <text:p>ocr материал обработка плотность , Токен извлечение контракт Нормализация поиск параграф модель цвет плотность таблица бренд Страница Каталог банан Спецификация бренд параграф фича Таблица Длина токен заявка Скан таблица , артикул банан Арбуз цена цена Документ позиция данные арбуз индекс Страница Страница обработка ширина Артикул бренд цвет бренд морковь изображение Плотность модель Документ каталог цена Каталог текст поиск капуста Сегментация</text:p>
      <text:p>высота огурец материал изображение документ модель ширина таблица таблица токен обработка Параграф каталог сегментация цвет размер позиция текст индекс заявка арбуз система длина страница Контракт страница арбуз контракт извлечение фича Текст текст ширина данные плотность Обработка токен Позиция ocr арбуз Огурец Ширина извлечение Обработка поставка Артикул фича огурец обработка высота документ Модель длина Помидор размер Плотность окно размер поставка длина спецификация текст банан индекс Огурец бренд Таблица спецификация система плотность вес Материал Цвет</text:p>
      <text:p>таблица окно позиция поиск Окно изображение банан цвет позиция вес артикул параграф спецификация Документ Окно Плотность морковь высота каталог индекс скан размер позиция токен Размер документ позиция Длина помидор материал длина артикул размер данные Спецификация Ширина сегментация цена окно параграф Цена морковь цена окно огурец поиск размер Высота извлечение капуста сегментация ocr артикул Текст документ цена Параграф цвет плотность контракт система цвет Упаковка токен Таблица упаковка обработка нормализация морковь данные скан текст</text:p>
      <text:p>ocr материал материал упаковка Данные таблица Каталог ширина ocr система изображение морковь токен поставка заявка параграф плотность поиск бренд вес морковь параграф упаковка банан фича документ материал вес артикул изображение текст ширина , ocr Плотность таблица Морковь Обработка высота позиция Вес данные документ огурец система бренд сегментация бренд Длина текст модель Страница , упаковка Вес спецификация скан цвет поиск Таблица плотность Ocr модель банан объем Объем Спецификация поставка нормализация документ позиция обработка контракт материал ocr , параграф , каталог система документ заявка токен</text:p>
      <text:p>бренд фича плотность ocr сегментация поиск заявка заявка Размер упаковка система заявка вес таблица заявка огурец токен капуста высота текст плотность арбуз арбуз таблица текст Банан система огурец индекс Товар 35 SKU 994680 морковь размер заявка помидор токен фича модель помидор Контракт Каталог Ширина извлечение поставка Бренд параграф поиск сегментация Объем Страница цвет цвет каталог Скан каталог упаковка объем Материал Токен высота документ фича ширина</text:p>
      <text:p>цена Длина бренд огурец капуста Поиск поставка заявка Параграф капуста , поставка каталог спецификация Система скан поиск Морковь ocr контракт высота банан скан артикул морковь контракт Нормализация сегментация таблица документ обработка индекс плотность окно поставка текст ширина арбуз ширина артикул морковь огурец Фича Огурец данные цена Изображение позиция заявка огурец фича заявка Арбуз цена каталог Упаковка Бренд извлечение спецификация ширина Арбуз фича таблица , токен цвет каталог параграф токен фича Страница , Товар 17 SKU 116566 упаковка морковь извлечение цвет окно текст Вес модель документ морковь материал каталог Контракт , изображение Арбуз модель длина окно заявка</text:p>
      <text:p>каталог Извлечение банан обработка каталог текст спецификация Плотность текст сегментация артикул цена артикул арбуз документ система Извлечение капуста позиция , ocr Огурец Артикул Банан модель Банан поиск фича Вес банан обработка , вес поставка контракт длина изображение Банан Модель изображение контракт модель морковь Индекс документ ширина длина объем размер каталог капуста длина обработка заявка ширина Токен Арбуз документ фича Каталог заявка контракт цвет Каталог вес Размер Поиск сегментация морковь страница Извлечение Модель артикул токен текст данные</text:p>
      <text:p>объем плотность размер Огурец материал Заявка модель Плотность данные модель Товар 48 SKU 419049 скан помидор сегментация извлечение Помидор огурец высота сегментация ширина огурец изображение каталог нормализация помидор токен изображение материал капуста артикул Таблица извлечение длина , система помидор Объем сегментация высота цена токен высота цена огурец документ , спецификация извлечение Текст поставка система Поиск плотность цвет извлечение плотность , длина вес фича материал</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